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fo:background-color="#dee7e5" fo:border="0.74pt solid #000000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129cm" svg:y="4.948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604cm" svg:y="4.946cm">
            <draw:text-box>
              <text:p text:style-name="P1"><text:span text:style-name="T1">WHCorner_OrdFile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"/>
        <table:table-column table:style-name="co5" table:default-cell-style-name="ce2"/>
        <table:table-row table:style-name="ro1" table:number-rows-repeated="2"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1114.7333333333333</text:p>
          </table:table-cell>
          <table:table-cell table:style-name="ce7" office:value-type="string" calcext:value-type="string">
            <text:p>61.94886780419979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7" office:value-type="string" calcext:value-type="string">
            <text:p>1152.4333333333334</text:p>
          </table:table-cell>
          <table:table-cell table:style-name="ce7" office:value-type="string" calcext:value-type="string">
            <text:p>59.32491513315089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7" office:value-type="string" calcext:value-type="string">
            <text:p>1121.8333333333333</text:p>
          </table:table-cell>
          <table:table-cell table:style-name="ce7" office:value-type="string" calcext:value-type="string">
            <text:p>59.948357404982794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7" office:value-type="string" calcext:value-type="string">
            <text:p>1095.8</text:p>
          </table:table-cell>
          <table:table-cell table:style-name="ce7" office:value-type="string" calcext:value-type="string">
            <text:p>60.508621975164274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7" table:number-columns-repeated="2"/>
          <table:table-cell table:number-columns-repeated="3"/>
        </table:table-row>
        <table:table-row table:style-name="ro1">
          <table:table-cell table:style-name="ce4" table:number-columns-repeated="3"/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 table:number-rows-repeated="4"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0-29T18:44:24.588663581</dc:date>
    <meta:editing-duration>PT33M20S</meta:editing-duration>
    <meta:editing-cycles>10</meta:editing-cycles>
    <meta:generator>LibreOffice/7.3.6.2$Linux_X86_64 LibreOffice_project/30$Build-2</meta:generator>
    <meta:document-statistic meta:table-count="1" meta:cell-count="16" meta:object-count="4"/>
  </office:meta>
</office:document-meta>
</file>